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89">
            <text:p>GrN-1089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2950.0">
            <text:p>2950.0</text:p>
          </table:table-cell>
          <table:table-cell office:value-type="float" office:value="70.0">
            <text:p>7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4">
            <text:p>-0.94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4">
            <text:p>GrN-7644</text:p>
          </table:table-cell>
          <table:table-cell office:value-type="float" office:value="53.261">
            <text:p>53.261</text:p>
          </table:table-cell>
          <table:table-cell office:value-type="float" office:value="5.759">
            <text:p>5.759</text:p>
          </table:table-cell>
          <table:table-cell office:value-type="float" office:value="4760.0">
            <text:p>47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31">
            <text:p>-4.31</text:p>
          </table:table-cell>
          <table:table-cell office:value-type="float" office:value="0.16">
            <text:p>0.16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7641">
            <text:p>GrN-7641</text:p>
          </table:table-cell>
          <table:table-cell office:value-type="float" office:value="53.322">
            <text:p>53.322</text:p>
          </table:table-cell>
          <table:table-cell office:value-type="float" office:value="6.108">
            <text:p>6.108</text:p>
          </table:table-cell>
          <table:table-cell office:value-type="float" office:value="5800.0">
            <text:p>5800.0</text:p>
          </table:table-cell>
          <table:table-cell office:value-type="float" office:value="40.0">
            <text:p>4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05">
            <text:p>-7.05</text:p>
          </table:table-cell>
          <table:table-cell office:value-type="float" office:value="0.11">
            <text:p>0.11</text:p>
          </table:table-cell>
          <table:table-cell office:value-type="float" office:value="1.03">
            <text:p>1.03</text:p>
          </table:table-cell>
          <table:table-cell office:value-type="string" office:value="VinkEtal2007,vandePlassche1982,Griede1978">
            <text:p>VinkEtal2007,vandePlassche1982,Griede1978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Not_stated-04">
            <text:p>Not_stated-04</text:p>
          </table:table-cell>
          <table:table-cell office:value-type="float" office:value="53.293">
            <text:p>53.293</text:p>
          </table:table-cell>
          <table:table-cell office:value-type="float" office:value="6.409">
            <text:p>6.409</text:p>
          </table:table-cell>
          <table:table-cell office:value-type="float" office:value="2500.0">
            <text:p>2500.0</text:p>
          </table:table-cell>
          <table:table-cell office:value-type="float" office:value="75.0">
            <text:p>75.0</text:p>
          </table:table-cell>
          <table:table-cell office:value-type="string" office:value="inhabited salt-marsh surface">
            <text:p>inhabited salt-marsh surf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">
            <text:p>-1.6</text:p>
          </table:table-cell>
          <table:table-cell office:value-type="float" office:value="0.38">
            <text:p>0.38</text:p>
          </table:table-cell>
          <table:table-cell office:value-type="float" office:value="0.38">
            <text:p>0.38</text:p>
          </table:table-cell>
          <table:table-cell office:value-type="string" office:value="VinkEtal2007,vandePlassche1982,LouweKooijmans1976">
            <text:p>VinkEtal2007,vandePlassche1982,LouweKooijmans1976</text:p>
          </table:table-cell>
        </table:table-row>
        <table:table-row>
          <table:table-cell office:value-type="string" office:value="Netherlands_Wadden_Sea">
            <text:p>Netherlands_Wadden_Sea</text:p>
          </table:table-cell>
          <table:table-cell office:value-type="string" office:value="radiocarbon">
            <text:p>radiocarbon</text:p>
          </table:table-cell>
          <table:table-cell office:value-type="string" office:value="GrN-1090">
            <text:p>GrN-1090</text:p>
          </table:table-cell>
          <table:table-cell office:value-type="float" office:value="53.143">
            <text:p>53.143</text:p>
          </table:table-cell>
          <table:table-cell office:value-type="float" office:value="7.031">
            <text:p>7.031</text:p>
          </table:table-cell>
          <table:table-cell office:value-type="float" office:value="3350.0">
            <text:p>3350.0</text:p>
          </table:table-cell>
          <table:table-cell office:value-type="float" office:value="60.0">
            <text:p>60.0</text:p>
          </table:table-cell>
          <table:table-cell office:value-type="string" office:value="fen peat">
            <text:p>fe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2">
            <text:p>-1.92</text:p>
          </table:table-cell>
          <table:table-cell office:value-type="float" office:value="0.11">
            <text:p>0.11</text:p>
          </table:table-cell>
          <table:table-cell office:value-type="float" office:value="0.64">
            <text:p>0.64</text:p>
          </table:table-cell>
          <table:table-cell office:value-type="string" office:value="VinkEtal2007,vandePlassche1982,Jelgersma1961">
            <text:p>VinkEtal2007,vandePlassche1982,Jelgersma19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